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7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表1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 table:number-rows-repeated="2">
          <table:table-cell table:number-columns-repeated="18"/>
        </table:table-row>
        <table:table-row table:style-name="ro2">
          <table:table-cell/>
          <table:table-cell office:value-type="string">
            <text:p>psyntax.pp</text:p>
          </table:table-cell>
          <table:table-cell/>
          <table:table-cell office:value-type="string">
            <text:p>Use Pure Scheme append </text:p>
          </table:table-cell>
          <table:table-cell office:value-type="string">
            <text:p>Use C++ append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Mosh</text:p>
          </table:table-cell>
          <table:table-cell office:value-type="float" office:value="14.8">
            <text:p>14.8</text:p>
          </table:table-cell>
          <table:table-cell office:value-type="float" office:value="13.4">
            <text:p>13.4</text:p>
          </table:table-cell>
          <table:table-cell office:value-type="float" office:value="10.9">
            <text:p>10.9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Gauche</text:p>
          </table:table-cell>
          <table:table-cell table:number-columns-repeated="16" office:value-type="float" office:value="0.4">
            <text:p>0.4</text:p>
          </table:table-cell>
        </table:table-row>
        <table:table-row table:style-name="ro1">
          <table:table-cell/>
          <table:table-cell>
            <draw:frame table:end-cell-address="表1.J41" table:end-x="1.534cm" table:end-y="0.359cm" draw:z-index="0" draw:style-name="gr1" svg:width="21.895cm" svg:height="14.855cm" svg:x="0cm" svg:y="0.389cm">
              <draw:object draw:notify-on-update-of-ranges="表1.C3:表1.AG3 表1.B4:表1.B4 表1.C4:表1.AG4 表1.B5:表1.B5 表1.C5:表1.AG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6"/>
        </table:table-row>
      </table:table>
      <table:table table:name="表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表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ja" style:country-asian="JP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19">2008/06/19</text:date>, <text:time>17:59:0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taro</meta:initial-creator>
    <meta:creation-date>2008-06-13T15:48:27</meta:creation-date>
    <dc:creator>taro</dc:creator>
    <dc:date>2008-06-19T17:59:03</dc:date>
    <meta:editing-cycles>4</meta:editing-cycles>
    <meta:editing-duration>PT3H19M39S</meta:editing-duration>
    <meta:user-defined meta:name="Info 1"/>
    <meta:user-defined meta:name="Info 2"/>
    <meta:user-defined meta:name="Info 3"/>
    <meta:user-defined meta:name="Info 4"/>
    <meta:document-statistic meta:table-count="3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62949752808pt" style:font-size-asian="12.9962949752808pt" style:font-size-complex="12.9962949752808pt"/>
    </style:style>
    <style:style style:name="ch3" style:family="chart">
      <style:graphic-properties draw:stroke="none" svg:stroke-color="#b3b3b3" draw:fill="none" draw:fill-color="#e6e6e6"/>
      <style:text-properties fo:font-size="7.99772024154663pt" style:font-size-asian="7.99772024154663pt" style:font-size-complex="7.99772024154663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8.99743556976318pt" style:font-size-asian="8.99743556976318pt" style:font-size-complex="8.9974355697631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915cm" svg:height="7.016cm" chart:class="chart:line" chart:style-name="ch1">
        <chart:title svg:x="3.246cm" svg:y="0.141cm" chart:style-name="ch2">
          <text:p>psyntax.pp</text:p>
        </chart:title>
        <chart:legend chart:legend-position="end" svg:x="6.861cm" svg:y="3.039cm" chart:style-name="ch3"/>
        <chart:plot-area chart:style-name="ch4" table:cell-range-address="表1.C3:表1.AG5 表1.B4:表1.AG5 表1.B3:表1.B3" chart:data-source-has-labels="both" svg:x="0.13cm" svg:y="0.783cm" svg:width="6.553cm" svg:height="5.951cm">
          <chart:axis chart:dimension="x" chart:name="primary-x" chart:style-name="ch5">
            <chart:categories table:cell-range-address="表1.C3:表1.AG3"/>
          </chart:axis>
          <chart:axis chart:dimension="y" chart:name="primary-y" chart:style-name="ch5">
            <chart:title svg:x="0.178cm" svg:y="4.011cm" chart:style-name="ch6">
              <text:p>sec</text:p>
            </chart:title>
            <chart:grid chart:style-name="ch7" chart:class="major"/>
          </chart:axis>
          <chart:series chart:style-name="ch8" chart:values-cell-range-address="表1.C4:表1.AG4" chart:label-cell-address="表1.B4:表1.B4" chart:class="chart:line">
            <chart:data-point chart:repeated="31"/>
          </chart:series>
          <chart:series chart:style-name="ch9" chart:values-cell-range-address="表1.C5:表1.AG5" chart:label-cell-address="表1.B5:表1.B5" chart:class="chart:line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Use Pure Scheme append </text:p>
              </table:table-cell>
              <table:table-cell office:value-type="string">
                <text:p>Use C++ append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14.8">
                <text:p>14.8</text:p>
              </table:table-cell>
              <table:table-cell office:value-type="float" office:value="13.4">
                <text:p>13.4</text:p>
              </table:table-cell>
              <table:table-cell office:value-type="float" office:value="10.9">
                <text:p>10.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